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yuthaya" svg:font-family="Ayuthaya" style:font-pitch="variable"/>
    <style:font-face style:name="Hannotate SC" svg:font-family="'Hannotate SC'"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Hannotate SC" officeooo:rsid="0012e8ae" officeooo:paragraph-rsid="0012e8ae"/>
    </style:style>
    <style:style style:name="P2" style:family="paragraph" style:parent-style-name="Standard">
      <style:paragraph-properties fo:text-align="start" style:justify-single-word="false"/>
      <style:text-properties style:font-name="Hannotate SC" officeooo:rsid="0012e8ae" officeooo:paragraph-rsid="0012e8ae"/>
    </style:style>
    <style:style style:name="P3" style:family="paragraph" style:parent-style-name="Standard">
      <style:paragraph-properties fo:text-align="center" style:justify-single-word="false"/>
      <style:text-properties style:font-name="Hannotate SC" fo:font-weight="bold" officeooo:rsid="0012e8ae" officeooo:paragraph-rsid="0012e8ae" style:font-weight-asian="bold" style:font-weight-complex="bold"/>
    </style:style>
    <style:style style:name="P4" style:family="paragraph" style:parent-style-name="Standard">
      <style:paragraph-properties fo:text-align="start" style:justify-single-word="false"/>
      <style:text-properties style:font-name="Hannotate SC" fo:font-weight="bold" officeooo:rsid="0012e8ae" officeooo:paragraph-rsid="0012e8ae" style:font-weight-asian="bold" style:font-weight-complex="bold"/>
    </style:style>
    <style:style style:name="P5" style:family="paragraph" style:parent-style-name="Standard">
      <style:paragraph-properties fo:text-align="start" style:justify-single-word="false"/>
      <style:text-properties style:font-name="Hannotate SC" fo:font-weight="bold" officeooo:rsid="0014f9db" officeooo:paragraph-rsid="0014f9db" style:font-weight-asian="bold" style:font-weight-complex="bold"/>
    </style:style>
    <style:style style:name="P6" style:family="paragraph" style:parent-style-name="Standard">
      <style:paragraph-properties fo:text-align="start" style:justify-single-word="false"/>
      <style:text-properties style:font-name="Hannotate SC" fo:font-weight="normal" officeooo:rsid="0012e8ae" officeooo:paragraph-rsid="0012e8ae" style:font-weight-asian="normal" style:font-weight-complex="normal"/>
    </style:style>
    <style:style style:name="P7" style:family="paragraph" style:parent-style-name="Standard">
      <style:paragraph-properties fo:text-align="start" style:justify-single-word="false"/>
      <style:text-properties style:font-name="Hannotate SC" fo:font-weight="normal" officeooo:rsid="0014f9db" officeooo:paragraph-rsid="0014f9db" style:font-weight-asian="normal" style:font-weight-complex="normal"/>
    </style:style>
    <style:style style:name="P8" style:family="paragraph" style:parent-style-name="Standard">
      <style:paragraph-properties fo:text-align="start" style:justify-single-word="false"/>
      <style:text-properties style:font-name="Hannotate SC" officeooo:rsid="0014f9db" officeooo:paragraph-rsid="0014f9db"/>
    </style:style>
    <style:style style:name="P9" style:family="paragraph" style:parent-style-name="Standard">
      <style:paragraph-properties fo:text-align="start" style:justify-single-word="false"/>
      <style:text-properties fo:font-weight="normal" officeooo:rsid="001a16f8" officeooo:paragraph-rsid="001a16f8" style:font-weight-asian="normal" style:font-weight-complex="normal"/>
    </style:style>
    <style:style style:name="P10" style:family="paragraph" style:parent-style-name="Standard">
      <style:paragraph-properties fo:text-align="start" style:justify-single-word="false"/>
      <style:text-properties fo:font-weight="normal" officeooo:rsid="001a16f8" officeooo:paragraph-rsid="001d813d" style:font-weight-asian="normal" style:font-weight-complex="normal"/>
    </style:style>
    <style:style style:name="P11" style:family="paragraph" style:parent-style-name="Standard">
      <style:paragraph-properties fo:text-align="start" style:justify-single-word="false"/>
      <style:text-properties fo:font-weight="normal" officeooo:rsid="001b5cd7" officeooo:paragraph-rsid="001b5cd7" style:font-weight-asian="normal" style:font-weight-complex="normal"/>
    </style:style>
    <style:style style:name="P12" style:family="paragraph" style:parent-style-name="Standard">
      <style:paragraph-properties fo:text-align="start" style:justify-single-word="false"/>
      <style:text-properties fo:font-weight="normal" officeooo:rsid="001e022e" officeooo:paragraph-rsid="001e022e" style:font-weight-asian="normal" style:font-weight-complex="normal"/>
    </style:style>
    <style:style style:name="P13" style:family="paragraph" style:parent-style-name="Standard" style:list-style-name="L3">
      <style:paragraph-properties fo:text-align="start" style:justify-single-word="false"/>
      <style:text-properties fo:font-weight="normal" officeooo:rsid="001e022e" officeooo:paragraph-rsid="001e022e" style:font-weight-asian="normal" style:font-weight-complex="normal"/>
    </style:style>
    <style:style style:name="P14" style:family="paragraph" style:parent-style-name="Standard" style:list-style-name="L4">
      <style:paragraph-properties fo:text-align="start" style:justify-single-word="false"/>
      <style:text-properties fo:font-weight="normal" officeooo:rsid="0020e8d3" officeooo:paragraph-rsid="0020e8d3" style:font-weight-asian="normal" style:font-weight-complex="normal"/>
    </style:style>
    <style:style style:name="P15" style:family="paragraph" style:parent-style-name="Standard" style:list-style-name="L4">
      <style:paragraph-properties fo:text-align="start" style:justify-single-word="false"/>
      <style:text-properties fo:font-weight="normal" officeooo:rsid="00211ed5" officeooo:paragraph-rsid="00211ed5" style:font-weight-asian="normal" style:font-weight-complex="normal"/>
    </style:style>
    <style:style style:name="P16" style:family="paragraph" style:parent-style-name="Standard" style:list-style-name="L1">
      <style:paragraph-properties fo:text-align="start" style:justify-single-word="false"/>
      <style:text-properties officeooo:paragraph-rsid="0014f9db"/>
    </style:style>
    <style:style style:name="P17" style:family="paragraph" style:parent-style-name="Standard" style:list-style-name="L1">
      <style:paragraph-properties fo:text-align="start" style:justify-single-word="false"/>
      <style:text-properties officeooo:rsid="0014f9db" officeooo:paragraph-rsid="0014f9db"/>
    </style:style>
    <style:style style:name="P18" style:family="paragraph" style:parent-style-name="Standard" style:list-style-name="L1">
      <style:paragraph-properties fo:text-align="start" style:justify-single-word="false"/>
      <style:text-properties officeooo:rsid="0014f9db" officeooo:paragraph-rsid="001589a7"/>
    </style:style>
    <style:style style:name="P19" style:family="paragraph" style:parent-style-name="Standard" style:list-style-name="L1">
      <style:paragraph-properties fo:text-align="start" style:justify-single-word="false"/>
      <style:text-properties officeooo:rsid="0014f9db" officeooo:paragraph-rsid="0016dc99"/>
    </style:style>
    <style:style style:name="P20" style:family="paragraph" style:parent-style-name="Standard">
      <style:paragraph-properties fo:text-align="start" style:justify-single-word="false"/>
      <style:text-properties officeooo:rsid="0014f9db" officeooo:paragraph-rsid="0016dc99"/>
    </style:style>
    <style:style style:name="P21" style:family="paragraph" style:parent-style-name="Standard" style:list-style-name="L1">
      <style:paragraph-properties fo:text-align="start" style:justify-single-word="false"/>
      <style:text-properties officeooo:rsid="001589a7" officeooo:paragraph-rsid="001589a7"/>
    </style:style>
    <style:style style:name="P22" style:family="paragraph" style:parent-style-name="Standard" style:list-style-name="L1">
      <style:paragraph-properties fo:text-align="start" style:justify-single-word="false"/>
      <style:text-properties officeooo:rsid="0016dc99" officeooo:paragraph-rsid="0016dc99"/>
    </style:style>
    <style:style style:name="P23" style:family="paragraph" style:parent-style-name="Standard">
      <style:paragraph-properties fo:text-align="start" style:justify-single-word="false"/>
      <style:text-properties officeooo:rsid="0016dc99" officeooo:paragraph-rsid="0016dc99"/>
    </style:style>
    <style:style style:name="P24" style:family="paragraph" style:parent-style-name="Standard">
      <style:paragraph-properties fo:text-align="start" style:justify-single-word="false"/>
      <style:text-properties fo:font-weight="bold" officeooo:rsid="0016dc99" officeooo:paragraph-rsid="0016dc99" style:font-weight-asian="bold" style:font-weight-complex="bold"/>
    </style:style>
    <style:style style:name="P25" style:family="paragraph" style:parent-style-name="Standard">
      <style:paragraph-properties fo:text-align="start" style:justify-single-word="false"/>
      <style:text-properties fo:font-weight="bold" officeooo:rsid="001a16f8" officeooo:paragraph-rsid="001a16f8" style:font-weight-asian="bold" style:font-weight-complex="bold"/>
    </style:style>
    <style:style style:name="P26" style:family="paragraph" style:parent-style-name="Standard">
      <style:paragraph-properties fo:text-align="start" style:justify-single-word="false"/>
      <style:text-properties fo:font-weight="bold" officeooo:rsid="001ead2e" officeooo:paragraph-rsid="001ead2e" style:font-weight-asian="bold" style:font-weight-complex="bold"/>
    </style:style>
    <style:style style:name="P27" style:family="paragraph" style:parent-style-name="Standard" style:list-style-name="L5">
      <style:paragraph-properties fo:text-align="start" style:justify-single-word="false"/>
      <style:text-properties fo:font-weight="bold" officeooo:rsid="001ead2e" officeooo:paragraph-rsid="001ead2e" style:font-weight-asian="bold" style:font-weight-complex="bold"/>
    </style:style>
    <style:style style:name="P28" style:family="paragraph" style:parent-style-name="Standard">
      <style:paragraph-properties fo:text-align="start" style:justify-single-word="false" fo:break-before="page"/>
      <style:text-properties fo:font-weight="normal" officeooo:rsid="001e022e" officeooo:paragraph-rsid="001e022e" style:font-weight-asian="normal" style:font-weight-complex="normal"/>
    </style:style>
    <style:style style:name="T1" style:family="text">
      <style:text-properties officeooo:rsid="001362f5"/>
    </style:style>
    <style:style style:name="T2" style:family="text">
      <style:text-properties officeooo:rsid="0013eadb"/>
    </style:style>
    <style:style style:name="T3" style:family="text">
      <style:text-properties fo:font-weight="normal" style:font-weight-asian="normal" style:font-weight-complex="normal"/>
    </style:style>
    <style:style style:name="T4" style:family="text">
      <style:text-properties fo:font-weight="normal" officeooo:rsid="0013eadb" style:font-weight-asian="normal" style:font-weight-complex="normal"/>
    </style:style>
    <style:style style:name="T5" style:family="text">
      <style:text-properties fo:font-weight="normal" officeooo:rsid="0014f9db" style:font-weight-asian="normal" style:font-weight-complex="normal"/>
    </style:style>
    <style:style style:name="T6" style:family="text">
      <style:text-properties style:font-name="Hannotate SC"/>
    </style:style>
    <style:style style:name="T7" style:family="text">
      <style:text-properties style:font-name="Hannotate SC" fo:font-weight="normal" style:font-weight-asian="normal" style:font-weight-complex="normal"/>
    </style:style>
    <style:style style:name="T8" style:family="text">
      <style:text-properties style:font-name="Hannotate SC" fo:font-weight="normal" officeooo:rsid="0014f9db" style:font-weight-asian="normal" style:font-weight-complex="normal"/>
    </style:style>
    <style:style style:name="T9" style:family="text">
      <style:text-properties style:font-name="Hannotate SC" fo:font-weight="normal" officeooo:rsid="001589a7" style:font-weight-asian="normal" style:font-weight-complex="normal"/>
    </style:style>
    <style:style style:name="T10" style:family="text">
      <style:text-properties style:font-name="Hannotate SC" fo:font-weight="normal" officeooo:rsid="0016dc99" style:font-weight-asian="normal" style:font-weight-complex="normal"/>
    </style:style>
    <style:style style:name="T11" style:family="text">
      <style:text-properties style:font-name="Hannotate SC" officeooo:rsid="001c63ff"/>
    </style:style>
    <style:style style:name="Sect1" style:family="section">
      <style:section-properties style:editable="false">
        <style:columns fo:column-count="2" fo:column-gap="0cm">
          <style:column style:rel-width="32767*" fo:start-indent="0cm" fo:end-indent="0cm"/>
          <style:column style:rel-width="32767*" fo:start-indent="0cm" fo:end-indent="0cm"/>
        </style:columns>
      </style:section-properties>
    </style:style>
    <style:style style:name="Sect2" style:family="section">
      <style:section-properties style:editable="false">
        <style:columns fo:column-count="1" fo:column-gap="0cm">
          <style:column style:rel-width="0*"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olly Hippo</text:p>
      <text:p text:style-name="P1">“Joining forces for the kids”</text:p>
      <text:p text:style-name="P2"/>
      <text:p text:style-name="P4">Intro &amp; Goal</text:p>
      <text:p text:style-name="P6">Our goal is to help <text:span text:style-name="T1">parents</text:span> connect and join forces to babysit their children. Jolly Hippo is a community where <text:span text:style-name="T1">parents</text:span> can trade hours with each other. For example, if <text:span text:style-name="T2">parent</text:span> A is going on a business trip and needs someone to care for h<text:span text:style-name="T2">is/her</text:span> child during the days when <text:span text:style-name="T2">he/she</text:span> is away, <text:span text:style-name="T2">parent</text:span> B can babysit <text:span text:style-name="T2">parent</text:span> A's child and bank those hours. Those hours can later be used by <text:span text:style-name="T2">parent</text:span> B afterwards to have somebody else babysit <text:span text:style-name="T2">his/her</text:span> child when <text:span text:style-name="T2">he/she</text:span> needs it.</text:p>
      <text:p text:style-name="P6"/>
      <text:p text:style-name="P4">Who is it for?</text:p>
      <text:p text:style-name="P2"><text:span text:style-name="T3">This is especially useful for single </text:span><text:span text:style-name="T4">parents</text:span><text:span text:style-name="T3">. This app is an example of a toy economy. There is no money transaction involved. The only currency is the hours </text:span><text:span text:style-name="T4">parents</text:span><text:span text:style-name="T3"> would trade with each other. </text:span><text:span text:style-name="T5">Users must sign up via LinkedIn or Facebook, and upload a photo of a government issued ID for security reasons. Parents can also rate and write reviews on each other. </text:span></text:p>
      <text:p text:style-name="P2"><text:span text:style-name="T5"><text:tab/>(phase 3: add an option to allow parents to upload criminal record check, situational/behavioural questionnaires for parents to learn more about each other)</text:span></text:p>
      <text:p text:style-name="P2"><text:span text:style-name="T5"/></text:p>
      <text:p text:style-name="P5">Why build it?</text:p>
      <text:p text:style-name="P7">It is difficult enough for single parent to juggle between work and family already. Sometimes hiring a care taker can take a huge toll economically. Parents can help each other out during their free time, and this app can help connect all parents together. Most people should have either LinkedIn or Facebook, and a smart phone.</text:p>
      <text:p text:style-name="P2"><text:span text:style-name="T5"/></text:p>
      <text:p text:style-name="P8"><text:span text:style-name="T3">What is it?</text:span></text:p>
      <text:p text:style-name="P8"><text:span text:style-name="T3">Glossary</text:span></text:p>
      <text:list xml:id="list5619573332545361053" text:style-name="L1">
        <text:list-item>
          <text:p text:style-name="P16"><text:span text:style-name="T8">Post: <text:tab/>new user sign up<text:line-break/><text:tab/>new rating submitted<text:line-break/><text:tab/></text:span><text:span text:style-name="T9">new password</text:span></text:p>
        </text:list-item>
        <text:list-item>
          <text:p text:style-name="P16"><text:span text:style-name="T8">Update: current user update info</text:span></text:p>
        </text:list-item>
        <text:list-item>
          <text:p text:style-name="P17"><text:span text:style-name="T7">App: login/</text:span><text:span text:style-name="T10">sign up page<text:line-break/>1) Facebook or LinkedIn<text:line-break/>2) Choose verification: driver's license/passport<text:line-break/>3) User agreement: be respectful, no cancelling 24 hours before.</text:span></text:p>
        </text:list-item>
        <text:list-item>
          <text:p text:style-name="P18"><text:span text:style-name="T7">Profile: Each users profile page </text:span><text:span text:style-name="T9">includes:</text:span></text:p>
        </text:list-item>
      </text:list>
      <text:section text:style-name="Sect1" text:name="Section1">
        <text:list xml:id="list180036707674231" text:continue-numbering="true" text:style-name="L1">
          <text:list-header>
            <text:p text:style-name="P19"><text:span text:style-name="T9">N</text:span><text:span text:style-name="T7">ame &amp; photo from LinkedIn/Facebook<text:line-break/></text:span><text:span text:style-name="T9">U</text:span><text:span text:style-name="T7">ser's living area<text:line-break/></text:span><text:span text:style-name="T9">O</text:span><text:span text:style-name="T7">ccupation<text:line-break/></text:span><text:span text:style-name="T9">K</text:span><text:span text:style-name="T7">ids (boy/girl &amp; how many) </text:span><text:span text:style-name="T10">(school)</text:span><text:span text:style-name="T7"><text:line-break/></text:span><text:span text:style-name="T9">B</text:span><text:span text:style-name="T7">anked hours<text:line-break/></text:span><text:span text:style-name="T9">V</text:span><text:span text:style-name="T7">erification for government issued ID<text:line-break/>Rating (based on 5 star)<text:line-break/>Review</text:span><text:span text:style-name="T9">s<text:line-break/></text:span><text:soft-page-break/><text:span text:style-name="T9">Member since: ______(date)<text:line-break/>Optional family photos<text:line-break/>Logout, Settings button</text:span></text:p>
          </text:list-header>
        </text:list>
        <text:p text:style-name="P20"><text:span text:style-name="T9"/></text:p>
        <text:p text:style-name="P20"><text:span text:style-name="T9"/></text:p>
        <text:section text:style-name="Sect2" text:name="Section2">
          <text:list xml:id="list180035825885991" text:continue-numbering="true" text:style-name="L1">
            <text:list-item>
              <text:p text:style-name="P21"><text:span text:style-name="T7">Settings:<text:line-break/></text:span><text:span text:style-name="T10">my Profile (edit mode)<text:line-break/>Password change (update)<text:line-break/>my Hours (total banked hours)<text:line-break/>my Upcoming Sittings<text:line-break/>my Availability (calendar)</text:span></text:p>
            </text:list-item>
            <text:list-item>
              <text:p text:style-name="P22"><text:span text:style-name="T7">Accepted Requests<text:line-break/><text:tab/>Requested User, Dates, Modification (cancel if needed)<text:line-break/><text:tab/>Some warning (you cannot modify 24 hours prior to request)</text:span></text:p>
            </text:list-item>
            <text:list-item>
              <text:p text:style-name="P22"><text:span text:style-name="T7">Availability (show calendar up to 3 months option)</text:span></text:p>
            </text:list-item>
          </text:list>
          <text:p text:style-name="P23"><text:span text:style-name="T7"/></text:p>
          <text:p text:style-name="P24"><text:span text:style-name="T6">User Types:</text:span></text:p>
          <text:p text:style-name="P24"><text:span text:style-name="T7">parents who have already registered through LinkedIn or Facebook, and gone through government ID verification</text:span></text:p>
          <text:p text:style-name="P24"><text:span text:style-name="T7"/></text:p>
          <text:p text:style-name="P25"><text:span text:style-name="T6">Tech Notes:</text:span></text:p>
          <text:p text:style-name="P9"><text:span text:style-name="T6">front-end react:</text:span></text:p>
          <text:p text:style-name="P9"><text:span text:style-name="T6">interface for login sign-up page, profile page etc</text:span></text:p>
          <text:p text:style-name="P11"><text:span text:style-name="T6">react-router for different views</text:span></text:p>
          <text:p text:style-name="P9"><text:span text:style-name="T6"/></text:p>
          <text:p text:style-name="P11"><text:span text:style-name="T6">back-end:</text:span></text:p>
          <text:p text:style-name="P11"><text:span text:style-name="T6">Axios for CRUD </text:span><text:span text:style-name="T11">(updating user profile)</text:span></text:p>
          <text:p text:style-name="P11"><text:span text:style-name="T6">mongo database to store</text:span></text:p>
          <text:p text:style-name="P11"><text:span text:style-name="T6">API from linkedin and facebook for sign up</text:span></text:p>
          <text:p text:style-name="P9"><text:span text:style-name="T6"/></text:p>
          <text:p text:style-name="P9"><text:span text:style-name="T6">back-end:</text:span></text:p>
          <text:p text:style-name="P9"><text:span text:style-name="T6">mongo DB to store user information</text:span></text:p>
          <text:p text:style-name="P9"><text:span text:style-name="T6"/></text:p>
          <text:p text:style-name="P10"><text:span text:style-name="T6"/></text:p>
          <text:p text:style-name="P28"><text:span text:style-name="T6">Mock up: What is doable within this project?<text:line-break/>Phase 1</text:span></text:p>
          <text:list xml:id="list831708312887638789" text:style-name="L3">
            <text:list-item>
              <text:p text:style-name="P13"><text:span text:style-name="T6">1) People need to be able to register</text:span></text:p>
            </text:list-item>
            <text:list-item>
              <text:p text:style-name="P13"><text:span text:style-name="T6">Requests only shows on people in the same neighbourhood (send email in to people in the neighbourhood), and show your request</text:span></text:p>
            </text:list-item>
            <text:list-item>
              <text:p text:style-name="P13"><text:span text:style-name="T6">Form/field fill out, then button to send out to nearby parents</text:span></text:p>
            </text:list-item>
            <text:list-item>
              <text:p text:style-name="P13"><text:span text:style-name="T6">2) Be able to send out an email blast</text:span></text:p>
            </text:list-item>
            <text:list-item>
              <text:p text:style-name="P13"><text:span text:style-name="T6">3) Email should have a link, and parents should be able to accept the request</text:span></text:p>
            </text:list-item>
            <text:list-item>
              <text:p text:style-name="P13"><text:span text:style-name="T6">4) Email confirmation to both parties to bank hours </text:span></text:p>
            </text:list-item>
          </text:list>
          <text:p text:style-name="P12"><text:span text:style-name="T6"/></text:p>
          <text:p text:style-name="P12"><text:span text:style-name="T6">Phase 2</text:span></text:p>
          <text:list xml:id="list4501011233415396666" text:style-name="L4">
            <text:list-item>
              <text:p text:style-name="P14"><text:span text:style-name="T6">Users can register via facebook</text:span></text:p>
            </text:list-item>
            <text:list-item>
              <text:p text:style-name="P14"><text:span text:style-name="T6">Add security verification with government ID</text:span></text:p>
            </text:list-item>
            <text:list-item>
              <text:p text:style-name="P14"><text:span text:style-name="T6">Add other security features like address doesn't show up until confirmation</text:span></text:p>
            </text:list-item>
            <text:list-item>
              <text:p text:style-name="P15"><text:span text:style-name="T6">Add API for list of elementary/kindergarten/highschools in Ontario for parents to add school name for their kids</text:span></text:p>
            </text:list-item>
            <text:list-item>
              <text:p text:style-name="P15"><text:span text:style-name="T6">Edit Profile option, to add family photos</text:span></text:p>
            </text:list-item>
            <text:list-item>
              <text:p text:style-name="P15"><text:span text:style-name="T6">Rating for both parties after babysitting happens</text:span></text:p>
            </text:list-item>
            <text:list-item>
              <text:p text:style-name="P15"><text:span text:style-name="T6">Link LinkedIn as a sign up option as well</text:span></text:p>
            </text:list-item>
          </text:list>
          <text:p text:style-name="P24"><text:span text:style-name="T7"/></text:p>
          <text:p text:style-name="P26"><text:span text:style-name="T7">Phase 3</text:span></text:p>
          <text:list xml:id="list6630617514171500275" text:style-name="L5">
            <text:list-item>
              <text:p text:style-name="P27"><text:span text:style-name="T7">Chat option using sockets</text:span></text:p>
            </text:list-item>
          </text:list>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yuthaya" svg:font-family="Ayuthaya" style:font-pitch="variable"/>
    <style:font-face style:name="Hannotate SC" svg:font-family="'Hannotate SC'"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4T11:16:47.744788000</meta:creation-date>
    <dc:date>2017-08-16T18:00:35.121396000</dc:date>
    <meta:editing-duration>P2DT6H11M53S</meta:editing-duration>
    <meta:editing-cycles>4</meta:editing-cycles>
    <meta:generator>LibreOffice/4.1.4.2$MacOSX_x86 LibreOffice_project/0a0440ccc0227ad9829de5f46be37cfb6edcf72</meta:generator>
    <meta:document-statistic meta:table-count="0" meta:image-count="0" meta:object-count="0" meta:page-count="3" meta:paragraph-count="48" meta:word-count="609" meta:character-count="3568" meta:non-whitespace-character-count="3020"/>
  </office:meta>
</office:document-meta>
</file>